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erdana" svg:font-family="Verdana, sans-serif"/>
  </office:font-face-decls>
  <office:automatic-styles>
    <style:style style:name="P1" style:family="paragraph" style:parent-style-name="Standard">
      <style:text-properties officeooo:rsid="001973de" officeooo:paragraph-rsid="001973de"/>
    </style:style>
    <style:style style:name="P2" style:family="paragraph" style:parent-style-name="Standard">
      <style:text-properties officeooo:paragraph-rsid="001973de"/>
    </style:style>
    <style:style style:name="P3" style:family="paragraph" style:parent-style-name="Standard">
      <style:text-properties fo:font-weight="bold" officeooo:rsid="001973de" officeooo:paragraph-rsid="001973de"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weight="normal" officeooo:rsid="001b1c7b" officeooo:paragraph-rsid="001b1c7b" style:font-weight-asian="normal" style:font-weight-complex="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9pt" fo:letter-spacing="normal" fo:font-style="normal" fo:font-weight="normal"/>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text-properties officeooo:rsid="001973de" officeooo:paragraph-rsid="001973de"/>
    </style:style>
    <style:style style:name="P8" style:family="paragraph" style:parent-style-name="Text_20_body">
      <style:paragraph-properties fo:margin-left="0in" fo:margin-right="0in" fo:orphans="2" fo:widows="2" fo:text-indent="0in" style:auto-text-indent="false"/>
      <style:text-properties officeooo:rsid="001973de" officeooo:paragraph-rsid="001973de"/>
    </style:style>
    <style:style style:name="P9" style:family="paragraph" style:parent-style-name="Text_20_body">
      <style:paragraph-properties fo:margin-left="0in" fo:margin-right="0in" fo:orphans="2" fo:widows="2" fo:text-indent="0in" style:auto-text-indent="false"/>
      <style:text-properties fo:font-weight="bold" officeooo:rsid="001abd63" officeooo:paragraph-rsid="001abd63" style:font-weight-asian="bold" style:font-weight-complex="bold"/>
    </style:style>
    <style:style style:name="P10" style:family="paragraph" style:parent-style-name="Text_20_body">
      <style:paragraph-properties fo:margin-left="0in" fo:margin-right="0in" fo:orphans="2" fo:widows="2" fo:text-indent="0in" style:auto-text-indent="false"/>
      <style:text-properties fo:font-weight="bold" officeooo:rsid="001b1c7b" officeooo:paragraph-rsid="001b1c7b" style:font-weight-asian="bold" style:font-weight-complex="bold"/>
    </style:style>
    <style:style style:name="T1" style:family="text">
      <style:text-properties officeooo:rsid="001973de"/>
    </style:style>
    <style:style style:name="T2" style:family="text">
      <style:text-properties fo:font-variant="normal" fo:text-transform="none" fo:color="#000000" loext:opacity="100%" style:font-name="Verdana" fo:font-size="9pt" fo:letter-spacing="normal" fo:font-style="normal"/>
    </style:style>
    <style:style style:name="T3" style:family="text">
      <style:text-properties fo:font-variant="normal" fo:text-transform="none" fo:color="#000000" loext:opacity="100%" style:font-name="Verdana" fo:font-size="9pt" fo:letter-spacing="normal" fo:font-style="normal" fo:font-weight="normal"/>
    </style:style>
    <style:style style:name="T4" style:family="text">
      <style:text-properties fo:font-variant="normal" fo:text-transform="none" fo:color="#000000" loext:opacity="100%" style:font-name="Verdana" fo:font-size="9pt" fo:letter-spacing="normal" fo:font-style="normal" fo:font-weight="normal" officeooo:rsid="001973de"/>
    </style:style>
    <style:style style:name="T5" style:family="text">
      <style:text-properties fo:font-variant="normal" fo:text-transform="none" fo:color="#000000" loext:opacity="100%" style:font-name="Verdana" fo:font-size="9pt" fo:letter-spacing="normal" fo:font-style="normal" fo:font-weight="normal" fo:background-color="transparent" loext:char-shading-value="0"/>
    </style:style>
    <style:style style:name="T6" style:family="text">
      <style:text-properties fo:font-variant="normal" fo:text-transform="none" fo:color="#000000" loext:opacity="100%" style:font-name="Verdana" fo:font-size="9pt" fo:letter-spacing="normal" fo:font-style="normal" fo:font-weight="bold"/>
    </style:style>
    <style:style style:name="T7" style:family="text">
      <style:text-properties fo:font-variant="normal" fo:text-transform="none" fo:color="#000000" loext:opacity="100%" style:font-name="Verdana" fo:font-size="9pt" fo:letter-spacing="normal" fo:font-style="normal" fo:font-weight="bold" officeooo:rsid="001973de" style:font-weight-asian="bold" style:font-weight-complex="bold"/>
    </style:style>
    <style:style style:name="T8" style:family="text">
      <style:text-properties fo:font-variant="normal" fo:text-transform="none" fo:color="#000000" loext:opacity="100%" style:font-name="Consolas" fo:font-size="9pt" fo:letter-spacing="normal" fo:font-style="normal" fo:font-weight="normal" officeooo:rsid="001973de"/>
    </style:style>
    <style:style style:name="T9" style:family="text">
      <style:text-properties fo:font-variant="normal" fo:text-transform="none" fo:color="#ff0000" loext:opacity="100%" style:font-name="Verdana" fo:font-size="9pt" fo:letter-spacing="normal" fo:font-style="normal" fo:font-weight="normal" officeooo:rsid="001973de"/>
    </style:style>
    <style:style style:name="T10" style:family="text">
      <style:text-properties fo:font-variant="normal" fo:text-transform="none" fo:color="#ff0000" loext:opacity="100%" style:font-name="Consolas" fo:font-size="9pt" fo:letter-spacing="normal" fo:font-style="normal" fo:font-weight="normal" officeooo:rsid="001973de"/>
    </style:style>
    <style:style style:name="T11" style:family="text">
      <style:text-properties fo:font-variant="normal" fo:text-transform="none" fo:color="#0000cd" loext:opacity="100%" style:font-name="Consolas" fo:font-size="9pt" fo:letter-spacing="normal" fo:font-style="normal" fo:font-weight="normal" officeooo:rsid="001973de"/>
    </style:style>
    <style:style style:name="T12" style:family="text">
      <style:text-properties fo:font-variant="normal" fo:text-transform="none" fo:color="#dc143c" loext:opacity="100%" style:font-name="Consolas" fo:font-size="9pt" fo:letter-spacing="normal" fo:font-style="normal" fo:font-weight="normal"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text:p>
      <text:p text:style-name="P1">border-collapse: collapse; → makes the table borders have only one line instead of two lines (which is default, border-collapse: separate;)</text:p>
      <text:p text:style-name="P1"/>
      <text:p text:style-name="P2"><text:span text:style-name="T1">align-content: </text:span><text:span text:style-name="T3">Pack lines toward the center of the flex container: </text:span><text:span text:style-name="T4">Align-content is only applicable to flex layout items. For items that are not a flex box, this does not apply</text:span></text:p>
      <text:p text:style-name="P2"><text:span text:style-name="T4"/></text:p>
      <text:p text:style-name="P2"><text:span text:style-name="T4">(</text:span><text:span text:style-name="T9">  </text:span><text:span text:style-name="T10">display</text:span><text:span text:style-name="T8">:</text:span><text:span text:style-name="T11"> flex</text:span><text:span text:style-name="T8">;</text:span><text:span text:style-name="T4"><text:line-break/></text:span><text:span text:style-name="T9">  </text:span><text:span text:style-name="T10">flex-wrap</text:span><text:span text:style-name="T8">:</text:span><text:span text:style-name="T11"> wrap</text:span><text:span text:style-name="T8">;</text:span><text:span text:style-name="T4">) → makes a div a flexbox.</text:span></text:p>
      <text:p text:style-name="P2"><text:span text:style-name="T4"/></text:p>
      <text:p text:style-name="P2"><text:span text:style-name="T4"/></text:p>
      <text:p text:style-name="P1"><text:span text:style-name="T3">Position Property in CSS:</text:span></text:p>
      <text:p text:style-name="P2"><text:span text:style-name="T7">position: fixed; <text:s/></text:span><text:span text:style-name="T4">→ </text:span><text:span text:style-name="T3">An element with </text:span><text:span text:style-name="Source_20_Text"><text:span text:style-name="T12">position: fixed;</text:span></text:span><text:span text:style-name="T3">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span></text:p>
      <text:p text:style-name="P2"><text:span text:style-name="T3"/></text:p>
      <text:p text:style-name="P3"><text:span text:style-name="T2">position: absolute; </text:span></text:p>
      <text:p text:style-name="P1"><text:span text:style-name="T3"/></text:p>
      <text:p text:style-name="P7"><text:span text:style-name="T3">An element with </text:span><text:span text:style-name="Source_20_Text"><text:span text:style-name="T12">position: absolute;</text:span></text:span><text:span text:style-name="T3"> is positioned relative to the nearest positioned ancestor (instead of positioned relative to the viewport, like fixed).</text:span></text:p>
      <text:p text:style-name="P5">However; if an absolute positioned element has no positioned ancestors, it uses the document body, and moves along with page scrolling.</text:p>
      <text:p text:style-name="Text_20_body"/>
      <text:p text:style-name="Text_20_body"><text:span text:style-name="T1">z-index: -1</text:span></text:p>
      <text:p text:style-name="P6"><text:span text:style-name="Strong_20_Emphasis"><text:span text:style-name="T6">Note:</text:span></text:span><text:span text:style-name="T3"> </text:span><text:span text:style-name="Source_20_Text"><text:span text:style-name="T12">z-index</text:span></text:span><text:span text:style-name="T3"> only works on </text:span><text:a xlink:type="simple" xlink:href="https://www.w3schools.com/css/css_positioning.asp" text:style-name="Internet_20_link" text:visited-style-name="Visited_20_Internet_20_Link"><text:span text:style-name="T5">positioned elements</text:span></text:a><text:span text:style-name="T3"> (position: absolute, position: relative, position: fixed, or position: sticky) and </text:span><text:a xlink:type="simple" xlink:href="https://www.w3schools.com/css/css3_flexbox.asp" text:style-name="Internet_20_link" text:visited-style-name="Visited_20_Internet_20_Link"><text:span text:style-name="T5">flex items</text:span></text:a><text:span text:style-name="T3"> (elements that are direct children of display: flex elements).</text:span></text:p>
      <text:p text:style-name="Text_20_body"><text:span text:style-name="T3">When elements are positioned, they can overlap other elements.</text:span></text:p>
      <text:p text:style-name="P6"><text:span text:style-name="T3">The </text:span><text:span text:style-name="Source_20_Text"><text:span text:style-name="T12">z-index</text:span></text:span><text:span text:style-name="T3"> property specifies the stack order of an element (which element should be placed in front of, or behind, the others).</text:span></text:p>
      <text:p text:style-name="P6"><text:span text:style-name="T3">An element can have a positive or negative stack order</text:span></text:p>
      <text:p text:style-name="P8"><text:span text:style-name="T3">Positive z-index pushes an object to the fore while negative z-index pushes an object backward.</text:span></text:p>
      <text:p text:style-name="P8"><text:span text:style-name="T3"/></text:p>
      <text:p text:style-name="P9"><text:span text:style-name="T2">text-decoration:</text:span></text:p>
      <text:p text:style-name="P9"><text:span text:style-name="T2">eg. overline, underline, line-through, underline overline</text:span></text:p>
      <text:p text:style-name="P9"><text:span text:style-name="T2">You can also define text-decoration-color, text-decoration-thickness, etc.</text:span></text:p>
      <text:p text:style-name="P9"><text:span text:style-name="T2"/></text:p>
      <text:p text:style-name="P10"><text:span text:style-name="T2">opacity:</text:span></text:p>
      <text:p text:style-name="P4"><text:span text:style-name="T2">opacity: {float value}; → useful for img</text:span></text:p>
      <text:p text:style-name="P4"><text:span text:style-name="T2">(or) background: rgba(255, 255, 255, {float value}); → useful for objects with a background but with text in it, because we only want to remov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10:11:49.753151975</meta:creation-date>
    <dc:date>2024-03-05T01:03:22.326162786</dc:date>
    <meta:editing-duration>PT2H5M25S</meta:editing-duration>
    <meta:editing-cycles>1</meta:editing-cycles>
    <meta:document-statistic meta:table-count="0" meta:image-count="0" meta:object-count="0" meta:page-count="1" meta:paragraph-count="21" meta:word-count="304" meta:character-count="1948" meta:non-whitespace-character-count="1659"/>
    <meta:generator>LibreOffice/7.3.7.2$Linux_X86_64 LibreOffice_project/30$Build-2</meta:generator>
  </office:meta>
</office:document-meta>
</file>